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^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8_20-36-1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8_22-36-12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9_00-19-27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9_04-04-40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9_05-15-34_000.jpg</text:p>
          </table:table-cell>
          <table:table-cell table:style-name="ce12" office:value-type="string">
            <text:p><text:s/>:m 東和 PHOTO / 220129sa / 入谷駅 / 上野北プロジェクト新築工事 / １名 / NTEC（ライト工業） / 出発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東和 PHOTO / 220129sa / 入谷駅 / 上野北プロジェクト新築工事 / １名 / NTEC（ライト工業） / 出発時間">
            <text:p><text:s/>:m 東和 PHOTO / 220129sa / 入谷駅 / 上野北プロジェクト新築工事 / １名 / NTEC（ライト工業） / 出発時間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9_06-55-25_000.jpg</text:p>
          </table:table-cell>
          <table:table-cell table:style-name="ce12" office:value-type="string">
            <text:p><text:s/>:m 東和 PHOTO / 220129sa / 入谷駅 / 上野北プロジェクト新築工事 / １名 / NTEC（ライト工業） / 現場状況 / N-35-43-16.742248 E-139-47-26.228027</text:p>
          </table:table-cell>
          <table:table-cell table:style-name="ce12"/>
          <table:table-cell table:style-name="ce5" table:formula="of:=[.F7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0" table:formula="of:=IF([.E7]=&quot;&quot;;[.C7];CONCATENATE([.C7];&quot; / &quot;;[.E7]))" office:value-type="string" office:string-value=" :m 東和 PHOTO / 220129sa / 入谷駅 / 上野北プロジェクト新築工事 / １名 / NTEC（ライト工業） / 現場状況 / N-35-43-16.742248 E-139-47-26.228027 / N-35-43-16.742248 E-139-47-26.228027">
            <text:p><text:s/>:m 東和 PHOTO / 220129sa / 入谷駅 / 上野北プロジェクト新築工事 / １名 / NTEC（ライト工業） / 現場状況 / N-35-43-16.742248 E-139-47-26.228027 / N-35-43-16.742248 E-139-47-26.22802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9_06-55-28_000.jpg</text:p>
          </table:table-cell>
          <table:table-cell table:style-name="ce12" office:value-type="string">
            <text:p><text:s/>:m 東和 PHOTO / 220129sa / 入谷駅 / 上野北プロジェクト新築工事 / １名 / NTEC（ライト工業） / 現場状況 / N-35-43-16.742248 E-139-47-26.228027</text:p>
          </table:table-cell>
          <table:table-cell table:style-name="ce19"/>
          <table:table-cell table:style-name="ce5" table:formula="of:=[.F8]" office:value-type="string" office:string-value="N-35-43-16.742248 E-139-47-26.228027">
            <text:p>N-35-43-16.742248 E-139-47-26.228027</text:p>
          </table:table-cell>
          <table:table-cell table:style-name="ce5" office:value-type="string">
            <text:p>N-35-43-16.742248 E-139-47-26.228027</text:p>
          </table:table-cell>
          <table:table-cell table:style-name="ce40" table:formula="of:=IF([.E8]=&quot;&quot;;[.C8];CONCATENATE([.C8];&quot; / &quot;;[.E8]))" office:value-type="string" office:string-value=" :m 東和 PHOTO / 220129sa / 入谷駅 / 上野北プロジェクト新築工事 / １名 / NTEC（ライト工業） / 現場状況 / N-35-43-16.742248 E-139-47-26.228027 / N-35-43-16.742248 E-139-47-26.228027">
            <text:p><text:s/>:m 東和 PHOTO / 220129sa / 入谷駅 / 上野北プロジェクト新築工事 / １名 / NTEC（ライト工業） / 現場状況 / N-35-43-16.742248 E-139-47-26.228027 / N-35-43-16.742248 E-139-47-26.22802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9_06-55-42_000.jpg</text:p>
          </table:table-cell>
          <table:table-cell table:style-name="ce12" office:value-type="string">
            <text:p><text:s/>:m 東和 PHOTO / 220129sa / 入谷駅 / 上野北プロジェクト新築工事 / １名 / NTEC（ライト工業） / 現場状況 / N-35-43-16.646118 E-139-47-26.447753</text:p>
          </table:table-cell>
          <table:table-cell table:style-name="ce21"/>
          <table:table-cell table:style-name="ce5" table:formula="of:=[.F9]" office:value-type="string" office:string-value="N-35-43-16.646118 E-139-47-26.447753">
            <text:p>N-35-43-16.646118 E-139-47-26.447753</text:p>
          </table:table-cell>
          <table:table-cell table:style-name="ce5" office:value-type="string">
            <text:p>N-35-43-16.646118 E-139-47-26.447753</text:p>
          </table:table-cell>
          <table:table-cell table:style-name="ce40" table:formula="of:=IF([.E9]=&quot;&quot;;[.C9];CONCATENATE([.C9];&quot; / &quot;;[.E9]))" office:value-type="string" office:string-value=" :m 東和 PHOTO / 220129sa / 入谷駅 / 上野北プロジェクト新築工事 / １名 / NTEC（ライト工業） / 現場状況 / N-35-43-16.646118 E-139-47-26.447753 / N-35-43-16.646118 E-139-47-26.447753">
            <text:p><text:s/>:m 東和 PHOTO / 220129sa / 入谷駅 / 上野北プロジェクト新築工事 / １名 / NTEC（ライト工業） / 現場状況 / N-35-43-16.646118 E-139-47-26.447753 / N-35-43-16.646118 E-139-47-26.44775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9_06-55-54_000.jpg</text:p>
          </table:table-cell>
          <table:table-cell table:style-name="ce12" office:value-type="string">
            <text:p><text:s/>:m 東和 PHOTO / 220129sa / 入谷駅 / 上野北プロジェクト新築工事 / １名 / NTEC（ライト工業） / 現場状況 / N-35-43-17.044372 E-139-47-27.491455</text:p>
          </table:table-cell>
          <table:table-cell table:style-name="ce19"/>
          <table:table-cell table:style-name="ce5" table:formula="of:=[.F10]" office:value-type="string" office:string-value="N-35-43-17.044372 E-139-47-27.491455">
            <text:p>N-35-43-17.044372 E-139-47-27.491455</text:p>
          </table:table-cell>
          <table:table-cell table:style-name="ce5" office:value-type="string">
            <text:p>N-35-43-17.044372 E-139-47-27.491455</text:p>
          </table:table-cell>
          <table:table-cell table:style-name="ce40" table:formula="of:=IF([.E10]=&quot;&quot;;[.C10];CONCATENATE([.C10];&quot; / &quot;;[.E10]))" office:value-type="string" office:string-value=" :m 東和 PHOTO / 220129sa / 入谷駅 / 上野北プロジェクト新築工事 / １名 / NTEC（ライト工業） / 現場状況 / N-35-43-17.044372 E-139-47-27.491455 / N-35-43-17.044372 E-139-47-27.491455">
            <text:p><text:s/>:m 東和 PHOTO / 220129sa / 入谷駅 / 上野北プロジェクト新築工事 / １名 / NTEC（ライト工業） / 現場状況 / N-35-43-17.044372 E-139-47-27.491455 / N-35-43-17.044372 E-139-47-27.49145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9_17-16-04_000.jpg</text:p>
          </table:table-cell>
          <table:table-cell table:style-name="ce12" office:value-type="string">
            <text:p><text:s/>:m 東和 PHOTO / 220129sa / 入谷駅 / 上野北プロジェクト新築工事 / １名 / NTEC（ライト工業） / 帰宅時刻 / N-35-35-28.573608 E-139-34-49.324951</text:p>
          </table:table-cell>
          <table:table-cell table:style-name="ce19"/>
          <table:table-cell table:style-name="ce5" table:formula="of:=[.F11]" office:value-type="string" office:string-value="N-35-35-28.573608 E-139-34-49.324951">
            <text:p>N-35-35-28.573608 E-139-34-49.324951</text:p>
          </table:table-cell>
          <table:table-cell table:style-name="ce5" office:value-type="string">
            <text:p>N-35-35-28.573608 E-139-34-49.324951</text:p>
          </table:table-cell>
          <table:table-cell table:style-name="ce40" table:formula="of:=IF([.E11]=&quot;&quot;;[.C11];CONCATENATE([.C11];&quot; / &quot;;[.E11]))" office:value-type="string" office:string-value=" :m 東和 PHOTO / 220129sa / 入谷駅 / 上野北プロジェクト新築工事 / １名 / NTEC（ライト工業） / 帰宅時刻 / N-35-35-28.573608 E-139-34-49.324951 / N-35-35-28.573608 E-139-34-49.324951">
            <text:p><text:s/>:m 東和 PHOTO / 220129sa / 入谷駅 / 上野北プロジェクト新築工事 / １名 / NTEC（ライト工業） / 帰宅時刻 / N-35-35-28.573608 E-139-34-49.324951 / N-35-35-28.573608 E-139-34-49.32495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9_17-46-32_000.jpg</text:p>
          </table:table-cell>
          <table:table-cell table:style-name="ce12" office:value-type="string">
            <text:p><text:s/>:m 東和 PHOTO / 220129sa / 入谷駅 / 上野北プロジェクト新築工事 / １名 / NTEC（ライト工業） / 日報 / N-35-35-28.532409 E-139-34-49.379882</text:p>
          </table:table-cell>
          <table:table-cell table:style-name="ce20"/>
          <table:table-cell table:style-name="ce5" table:formula="of:=[.F12]" office:value-type="string" office:string-value="N-35-35-28.532409 E-139-34-49.379882">
            <text:p>N-35-35-28.532409 E-139-34-49.379882</text:p>
          </table:table-cell>
          <table:table-cell table:style-name="ce5" office:value-type="string">
            <text:p>N-35-35-28.532409 E-139-34-49.379882</text:p>
          </table:table-cell>
          <table:table-cell table:style-name="ce40" table:formula="of:=IF([.E12]=&quot;&quot;;[.C12];CONCATENATE([.C12];&quot; / &quot;;[.E12]))" office:value-type="string" office:string-value=" :m 東和 PHOTO / 220129sa / 入谷駅 / 上野北プロジェクト新築工事 / １名 / NTEC（ライト工業） / 日報 / N-35-35-28.532409 E-139-34-49.379882 / N-35-35-28.532409 E-139-34-49.379882">
            <text:p><text:s/>:m 東和 PHOTO / 220129sa / 入谷駅 / 上野北プロジェクト新築工事 / １名 / NTEC（ライト工業） / 日報 / N-35-35-28.532409 E-139-34-49.379882 / N-35-35-28.532409 E-139-34-49.37988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9_21-01-58_000.jpg</text:p>
          </table:table-cell>
          <table:table-cell table:style-name="ce19" office:value-type="string">
            <text:p><text:s/>:m 食べた物 <text:s/>/ N-35-35-28.601074 E-139-34-49.270019</text:p>
          </table:table-cell>
          <table:table-cell table:style-name="ce21"/>
          <table:table-cell table:style-name="ce5" table:formula="of:=[.F13]" office:value-type="string" office:string-value="N-35-35-28.601074 E-139-34-49.270019">
            <text:p>N-35-35-28.601074 E-139-34-49.270019</text:p>
          </table:table-cell>
          <table:table-cell table:style-name="ce5" office:value-type="string">
            <text:p>N-35-35-28.601074 E-139-34-49.270019</text:p>
          </table:table-cell>
          <table:table-cell table:style-name="ce40" table:formula="of:=IF([.E13]=&quot;&quot;;[.C13];CONCATENATE([.C13];&quot; / &quot;;[.E13]))" office:value-type="string" office:string-value=" :m 食べた物  / N-35-35-28.601074 E-139-34-49.270019 / N-35-35-28.601074 E-139-34-49.270019">
            <text:p><text:s/>:m 食べた物 <text:s/>/ N-35-35-28.601074 E-139-34-49.270019 / N-35-35-28.601074 E-139-34-49.27001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30_02-30-30_000.jpg</text:p>
          </table:table-cell>
          <table:table-cell table:style-name="ce12" office:value-type="string">
            <text:p>:m 記録 / お酒：飲んだ量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30_02-30-37_000.jpg</text:p>
          </table:table-cell>
          <table:table-cell table:style-name="ce12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1-30_09-19-50_000.jpg</text:p>
          </table:table-cell>
          <table:table-cell table:style-name="ce19" office:value-type="string">
            <text:p>:m :lets / action activity / やること / genre=やること / content=「学習障害」についての研究。儒教における、学問についての四原則。行おう。他は、余技。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:lets / action activity / やること / genre=やること / content=「学習障害」についての研究。儒教における、学問についての四原則。行おう。他は、余技。">
            <text:p>:m :lets / action activity / やること / genre=やること / content=「学習障害」についての研究。儒教における、学問についての四原則。行おう。他は、余技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1-30_09-19-56_000.jpg</text:p>
          </table:table-cell>
          <table:table-cell table:style-name="ce19" office:value-type="string">
            <text:p>:tome/ (lang=ja) / topic=短歌 / content=短歌を作る。俺の仕事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tome/ (lang=ja) / topic=短歌 / content=短歌を作る。俺の仕事">
            <text:p>:tome/ (lang=ja) / topic=短歌 / content=短歌を作る。俺の仕事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2-01-30_09-20-56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30_12-55-34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5" office:value-type="string">
            <text:p>2022-01-30_14-23-37_000.jpg</text:p>
          </table:table-cell>
          <table:table-cell table:style-name="ce19" office:value-type="string">
            <text:p>:m RES 1*1 / free# JVEMV6 68#_169:1 / 68. theoretical-physics(tp) / w=変数分離法,topics=量子力学：原子の構造(eman),other=calc+:d^t(x^t*e^(-x))/dx^t,s=~,i=~,doc=r-9-2~1.12#7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RES 1*1 / free# JVEMV6 68#_169:1 / 68. theoretical-physics(tp) / w=変数分離法,topics=量子力学：原子の構造(eman),other=calc+:d^t(x^t*e^(-x))/dx^t,s=~,i=~,doc=r-9-2~1.12#7">
            <text:p>:m RES 1*1 / free# JVEMV6 68#_169:1 / 68. theoretical-physics(tp) / w=変数分離法,topics=量子力学：原子の構造(eman),other=calc+:d^t(x^t*e^(-x))/dx^t,s=~,i=~,doc=r-9-2~1.12#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9_18-11-39_000.mp4</text:p>
          </table:table-cell>
          <table:table-cell table:style-name="ce19" office:value-type="string">
            <text:p>:VIDEO / @自室 / 記録 / jap.flute / 演奏、play / R=1 / todays-melody,genr=~,for=~,Re+,other=notes:~,feeling: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VIDEO / @自室 / 記録 / jap.flute / 演奏、play / R=1 / todays-melody,genr=~,for=~,Re+,other=notes:~,feeling:~;sounds:~,file-id=~">
            <text:p>:VIDEO / @自室 / 記録 / jap.flute / 演奏、play / R=1 / todays-melody,genr=~,for=~,Re+,other=notes:~,feeling: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9_19-03-02_000.mp4</text:p>
          </table:table-cell>
          <table:table-cell table:style-name="ce19" office:value-type="string">
            <text:p>:VIDEO / @自室 / 記録 / jap.flute-bamboo / 演奏、play / R=1 / genr=todays-melody,Re+,other=feeling:~,file-id=~,memo~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30_18-54-34_000.mp4</text:p>
          </table:table-cell>
          <table:table-cell table:style-name="ce19" office:value-type="string">
            <text:p>:VIDEO / @自室 / 記録 / jap.flute-bamboo / 演奏、play / R=1 / genr=todays-melody,Re+,other=feeling:~,file-id=~,memo~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2022/01/31</text:date>, <text:time>00:22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31T00:22:49.79</dc:date>
    <dc:creator>iwabuchi ken</dc:creator>
    <meta:editing-duration>P42DT16H1M14S</meta:editing-duration>
    <meta:editing-cycles>14407</meta:editing-cycles>
    <meta:document-statistic meta:table-count="1" meta:cell-count="472" meta:object-count="0"/>
    <meta:user-defined meta:name="qrichtext">1</meta:user-defined>
  </office:meta>
</office:document-meta>
</file>